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2cm" fo:min-width="0cm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2.62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3cm" fo:min-width="16.661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38cm"/>
    </style:style>
    <style:style style:name="gr18" style:family="graphic" style:parent-style-name="standard">
      <style:graphic-properties svg:stroke-color="#ff333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5" style:family="graphic" style:parent-style-name="standard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6cm" fo:min-width="0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text-properties fo:color="#ff3333"/>
    </style:style>
    <style:style style:name="P2" style:family="paragraph">
      <style:text-properties fo:color="#ffd320"/>
    </style:style>
    <style:style style:name="P3" style:family="paragraph">
      <style:text-properties fo:color="#99ff66"/>
    </style:style>
    <style:style style:name="P4" style:family="paragraph"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8pt"/>
    </style:style>
    <style:style style:name="P7" style:family="paragraph">
      <style:text-properties fo:color="#ff3333" fo:font-size="18pt"/>
    </style:style>
    <style:style style:name="P8" style:family="paragraph">
      <style:text-properties fo:color="#ffd320" fo:font-size="18pt"/>
    </style:style>
    <style:style style:name="P9" style:family="paragraph">
      <style:text-properties fo:font-size="18pt" style:font-size-asian="18pt"/>
    </style:style>
    <style:style style:name="P10" style:family="paragraph">
      <style:text-properties style:font-size-asian="20pt"/>
    </style:style>
    <style:style style:name="P11" style:family="paragraph">
      <style:text-properties fo:color="#99ff66" fo:font-size="18pt"/>
    </style:style>
    <style:style style:name="P12" style:family="paragraph">
      <style:text-properties style:font-size-asian="18pt"/>
    </style:style>
    <style:style style:name="P13" style:family="paragraph">
      <style:text-properties style:text-underline-style="solid" style:text-underline-width="auto" style:text-underline-color="font-color" style:font-size-asian="18pt"/>
    </style:style>
    <style:style style:name="T1" style:family="text">
      <style:text-properties fo:color="#ff3333"/>
    </style:style>
    <style:style style:name="T2" style:family="text">
      <style:text-properties fo:color="#ffd320"/>
    </style:style>
    <style:style style:name="T3" style:family="text">
      <style:text-properties fo:color="#99ff6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8pt"/>
    </style:style>
    <style:style style:name="T6" style:family="text">
      <style:text-properties fo:color="#ff3333" fo:font-size="18pt"/>
    </style:style>
    <style:style style:name="T7" style:family="text">
      <style:text-properties fo:color="#ffd320" fo:font-size="18pt"/>
    </style:style>
    <style:style style:name="T8" style:family="text">
      <style:text-properties fo:font-size="18pt" style:font-size-asian="18pt"/>
    </style:style>
    <style:style style:name="T9" style:family="text">
      <style:text-properties fo:color="#99ff66" fo:font-size="18pt"/>
    </style:style>
    <style:style style:name="T10" style:family="text">
      <style:text-properties style:font-size-asian="18pt"/>
    </style:style>
    <style:style style:name="T11" style:family="text">
      <style:text-properties style:text-underline-style="solid" style:text-underline-width="auto" style:text-underline-color="font-color" style:font-size-asian="18pt"/>
    </style:style>
    <style:style style:name="T12" style:family="text">
      <style:text-properties fo:color="#ff3333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layer="layout" svg:width="2cm" svg:height="0.963cm" svg:x="1.6cm" svg:y="4.637cm">
          <draw:text-box>
            <text:p>N1 ⇒</text:p>
          </draw:text-box>
        </draw:frame>
        <draw:frame draw:style-name="gr1" draw:text-style-name="P1" draw:layer="layout" svg:width="2cm" svg:height="0.963cm" svg:x="4.2cm" svg:y="6.437cm">
          <draw:text-box>
            <text:p><text:span text:style-name="T1">e1</text:span></text:p>
          </draw:text-box>
        </draw:frame>
        <draw:frame draw:style-name="gr1" draw:text-style-name="P1" draw:layer="layout" svg:width="2cm" svg:height="0.963cm" svg:x="4.2cm" svg:y="4.6cm">
          <draw:text-box>
            <text:p><text:span text:style-name="T1">e2</text:span></text:p>
          </draw:text-box>
        </draw:frame>
        <draw:frame draw:style-name="gr1" draw:text-style-name="P1" draw:layer="layout" svg:width="2cm" svg:height="0.963cm" svg:x="4.2cm" svg:y="2.637cm">
          <draw:text-box>
            <text:p><text:span text:style-name="T1">e3</text:span></text:p>
          </draw:text-box>
        </draw:frame>
        <draw:frame draw:style-name="gr1" draw:text-style-name="P2" draw:layer="layout" svg:width="2cm" svg:height="0.963cm" svg:x="7.3cm" svg:y="6.4cm">
          <draw:text-box>
            <text:p><text:span text:style-name="T2">e4</text:span></text:p>
          </draw:text-box>
        </draw:frame>
        <draw:frame draw:style-name="gr1" draw:text-style-name="P2" draw:layer="layout" svg:width="2cm" svg:height="0.963cm" svg:x="7.4cm" svg:y="4.6cm">
          <draw:text-box>
            <text:p><text:span text:style-name="T2">e5</text:span></text:p>
          </draw:text-box>
        </draw:frame>
        <draw:frame draw:style-name="gr1" draw:text-style-name="P3" draw:layer="layout" svg:width="2cm" svg:height="0.963cm" svg:x="10.4cm" svg:y="6.4cm">
          <draw:text-box>
            <text:p><text:span text:style-name="T3">e6</text:span></text:p>
          </draw:text-box>
        </draw:frame>
        <draw:frame draw:style-name="gr1" draw:text-style-name="P3" draw:layer="layout" svg:width="2cm" svg:height="0.963cm" svg:x="13cm" svg:y="6.4cm">
          <draw:text-box>
            <text:p><text:span text:style-name="T3">e7</text:span></text:p>
          </draw:text-box>
        </draw:frame>
        <draw:frame draw:style-name="gr2" draw:layer="layout" svg:width="24.4cm" svg:height="2.31cm" svg:x="1.4cm" svg:y="0.8cm">
          <draw:text-box>
            <text:p>N1, Nを7x7のべき零行列とする。</text:p>
            <text:p>平鍋さんの図と同じようにN1に対応する基底を以下のように表す。</text:p>
          </draw:text-box>
        </draw:frame>
        <draw:frame draw:style-name="gr3" draw:layer="layout" svg:width="23.6cm" svg:height="3.022cm" svg:x="1.4cm" svg:y="7.837cm">
          <draw:text-box>
            <text:p>この表記から</text:p>
            <text:p>・N1^3=0</text:p>
            <text:p>・r1'=4,r2'=2,r3'=1</text:p>
            <text:p>となる。これが平方根になりうるNを考える。</text:p>
          </draw:text-box>
        </draw:frame>
        <draw:frame draw:style-name="gr1" draw:layer="layout" svg:width="2cm" svg:height="0.963cm" svg:x="1.4cm" svg:y="13.037cm">
          <draw:text-box>
            <text:p>N ⇒</text:p>
          </draw:text-box>
        </draw:frame>
        <draw:frame draw:style-name="gr1" draw:text-style-name="P1" draw:layer="layout" svg:width="2cm" svg:height="0.963cm" svg:x="7.4cm" svg:y="14cm">
          <draw:text-box>
            <text:p><text:span text:style-name="T1">e2</text:span></text:p>
          </draw:text-box>
        </draw:frame>
        <draw:frame draw:style-name="gr1" draw:text-style-name="P1" draw:layer="layout" svg:width="2cm" svg:height="0.963cm" svg:x="4cm" svg:y="13.963cm">
          <draw:text-box>
            <text:p><text:span text:style-name="T1">e1</text:span></text:p>
          </draw:text-box>
        </draw:frame>
        <draw:frame draw:style-name="gr1" draw:text-style-name="P1" draw:layer="layout" svg:width="2cm" svg:height="0.963cm" svg:x="4cm" svg:y="12cm">
          <draw:text-box>
            <text:p><text:span text:style-name="T1">e3</text:span></text:p>
          </draw:text-box>
        </draw:frame>
        <draw:frame draw:style-name="gr1" draw:text-style-name="P2" draw:layer="layout" svg:width="2cm" svg:height="0.963cm" svg:x="13cm" svg:y="14cm">
          <draw:text-box>
            <text:p><text:span text:style-name="T2">e4</text:span></text:p>
          </draw:text-box>
        </draw:frame>
        <draw:frame draw:style-name="gr1" draw:text-style-name="P2" draw:layer="layout" svg:width="2cm" svg:height="0.963cm" svg:x="10cm" svg:y="13.963cm">
          <draw:text-box>
            <text:p><text:span text:style-name="T2">e5</text:span></text:p>
          </draw:text-box>
        </draw:frame>
        <draw:frame draw:style-name="gr1" draw:text-style-name="P3" draw:layer="layout" svg:width="2cm" svg:height="0.963cm" svg:x="15.6cm" svg:y="14cm">
          <draw:text-box>
            <text:p><text:span text:style-name="T3">e6</text:span></text:p>
          </draw:text-box>
        </draw:frame>
        <draw:frame draw:style-name="gr1" draw:text-style-name="P3" draw:layer="layout" svg:width="2cm" svg:height="0.963cm" svg:x="18.2cm" svg:y="14cm">
          <draw:text-box>
            <text:p><text:span text:style-name="T3">e7</text:span></text:p>
          </draw:text-box>
        </draw:frame>
        <draw:rect draw:style-name="gr4" draw:text-style-name="P4" draw:layer="layout" svg:width="10cm" svg:height="0.963cm" svg:x="4.2cm" svg:y="6.4cm">
          <text:p/>
        </draw:rect>
        <draw:rect draw:style-name="gr4" draw:text-style-name="P4" draw:layer="layout" svg:width="5cm" svg:height="0.963cm" svg:x="4.2cm" svg:y="4.6cm">
          <text:p/>
        </draw:rect>
        <draw:rect draw:style-name="gr4" draw:text-style-name="P4" draw:layer="layout" svg:width="10.6cm" svg:height="3.363cm" svg:x="4cm" svg:y="4.237cm">
          <text:p/>
        </draw:rect>
        <draw:rect draw:style-name="gr4" draw:text-style-name="P4" draw:layer="layout" svg:width="11.2cm" svg:height="5.437cm" svg:x="3.8cm" svg:y="2.4cm">
          <text:p/>
        </draw:rect>
        <draw:rect draw:style-name="gr4" draw:text-style-name="P4" draw:layer="layout" svg:width="2.6cm" svg:height="0.963cm" svg:x="4cm" svg:y="2.637cm">
          <text:p/>
        </draw:rect>
        <draw:line draw:style-name="gr5" draw:text-style-name="P4" draw:layer="layout" svg:x1="16.2cm" svg:y1="6cm" svg:x2="14.2cm" svg:y2="7cm">
          <text:p/>
        </draw:line>
        <draw:frame draw:style-name="gr6" draw:layer="layout" svg:width="9.6cm" svg:height="1.163cm" svg:x="21.2cm" svg:y="13.037cm">
          <draw:text-box>
            <text:p>r1=m1(=m1-m0=m1-0)</text:p>
          </draw:text-box>
        </draw:frame>
        <draw:line draw:style-name="gr5" draw:text-style-name="P4" draw:layer="layout" svg:x1="16.335cm" svg:y1="4.2cm" svg:x2="9.2cm" svg:y2="5.2cm">
          <text:p/>
        </draw:line>
        <draw:frame draw:style-name="gr6" draw:layer="layout" svg:width="6.865cm" svg:height="1.163cm" svg:x="16.735cm" svg:y="3.637cm">
          <draw:text-box>
            <text:p>r2'=m2'-m1'</text:p>
          </draw:text-box>
        </draw:frame>
        <draw:line draw:style-name="gr5" draw:text-style-name="P4" draw:layer="layout" svg:x1="21.2cm" svg:y1="13.6cm" svg:x2="19.6cm" svg:y2="14.4cm">
          <text:p/>
        </draw:line>
        <draw:line draw:style-name="gr5" draw:text-style-name="P4" draw:layer="layout" svg:x1="16.4cm" svg:y1="2.8cm" svg:x2="6.6cm" svg:y2="3.11cm">
          <text:p/>
        </draw:line>
        <draw:frame draw:style-name="gr7" draw:layer="layout" svg:width="4.2cm" svg:height="1.675cm" svg:x="16.8cm" svg:y="2.237cm">
          <draw:text-box>
            <text:p>r3'=m3'-m2'</text:p>
          </draw:text-box>
        </draw:frame>
        <draw:line draw:style-name="gr5" draw:text-style-name="P4" draw:layer="layout" svg:x1="16.335cm" svg:y1="5.2cm" svg:x2="14.6cm" svg:y2="5.6cm">
          <text:p/>
        </draw:line>
        <draw:frame draw:style-name="gr6" draw:layer="layout" svg:width="6.865cm" svg:height="1.163cm" svg:x="16.735cm" svg:y="4.637cm">
          <draw:text-box>
            <text:p>m2'</text:p>
          </draw:text-box>
        </draw:frame>
        <draw:line draw:style-name="gr5" draw:text-style-name="P4" draw:layer="layout" svg:x1="16.335cm" svg:y1="3.6cm" svg:x2="15cm" svg:y2="4cm">
          <text:p/>
        </draw:line>
        <draw:frame draw:style-name="gr6" draw:layer="layout" svg:width="6.865cm" svg:height="1.163cm" svg:x="16.735cm" svg:y="3.037cm">
          <draw:text-box>
            <text:p>m3'</text:p>
          </draw:text-box>
        </draw:frame>
        <draw:rect draw:style-name="gr4" draw:text-style-name="P4" draw:layer="layout" svg:width="15.6cm" svg:height="0.963cm" svg:x="4cm" svg:y="14cm">
          <text:p/>
        </draw:rect>
        <draw:rect draw:style-name="gr4" draw:text-style-name="P4" draw:layer="layout" svg:width="1.6cm" svg:height="0.963cm" svg:x="3.8cm" svg:y="12cm">
          <text:p/>
        </draw:rect>
        <draw:rect draw:style-name="gr4" draw:text-style-name="P4" draw:layer="layout" svg:width="15.6cm" svg:height="0.963cm" svg:x="4cm" svg:y="14.001cm">
          <text:p/>
        </draw:rect>
        <draw:rect draw:style-name="gr4" draw:text-style-name="P4" draw:layer="layout" svg:width="16.4cm" svg:height="3.837cm" svg:x="3.4cm" svg:y="11.563cm">
          <text:p/>
        </draw:rect>
        <draw:rect draw:style-name="gr4" draw:text-style-name="P4" draw:layer="layout" svg:width="11.2cm" svg:height="5.437cm" svg:x="3.8cm" svg:y="2.401cm">
          <text:p/>
        </draw:rect>
        <draw:rect draw:style-name="gr4" draw:text-style-name="P4" draw:layer="layout" svg:width="11.2cm" svg:height="5.437cm" svg:x="3.8cm" svg:y="2.401cm">
          <text:p/>
        </draw:rect>
        <draw:frame draw:style-name="gr7" draw:layer="layout" svg:width="9.6cm" svg:height="1.675cm" svg:x="21.2cm" svg:y="10.037cm">
          <draw:text-box>
            <text:p>r2=m2-m1</text:p>
            <text:p>r2=1で奇数。</text:p>
          </draw:text-box>
        </draw:frame>
        <draw:line draw:style-name="gr5" draw:text-style-name="P4" draw:layer="layout" svg:x1="21.2cm" svg:y1="10.4cm" svg:x2="5.4cm" svg:y2="12.4cm">
          <text:p/>
        </draw:line>
        <draw:frame draw:style-name="gr6" draw:layer="layout" svg:width="9.6cm" svg:height="1.163cm" svg:x="16.735cm" svg:y="5.637cm">
          <draw:text-box>
            <text:p>r1'=m1'(=m1'-m0'=m1'-0)</text:p>
          </draw:text-box>
        </draw:frame>
        <draw:frame draw:style-name="gr7" draw:layer="layout" svg:width="9.6cm" svg:height="1.675cm" svg:x="21.2cm" svg:y="13.038cm">
          <draw:text-box>
            <text:p>r1=m1(=m1-m0=m1-0)</text:p>
            <text:p>r1は6で偶数。</text:p>
          </draw:text-box>
        </draw:frame>
        <draw:frame draw:style-name="gr6" draw:layer="layout" svg:width="6.865cm" svg:height="1.163cm" svg:x="21.335cm" svg:y="11.8cm">
          <draw:text-box>
            <text:p>m2</text:p>
          </draw:text-box>
        </draw:frame>
        <draw:line draw:style-name="gr5" draw:text-style-name="P4" draw:layer="layout" svg:x1="21.335cm" svg:y1="12.4cm" svg:x2="19.8cm" svg:y2="12.8cm">
          <text:p/>
        </draw:line>
        <draw:frame draw:style-name="gr8" draw:text-style-name="P5" draw:layer="layout" svg:width="3.838cm" svg:height="0.963cm" svg:x="0.913cm" svg:y="0.114cm">
          <draw:text-box>
            <text:p><text:span text:style-name="T4">成り立つ例</text:span><text:span text:style-name="T4">1</text:span></text:p>
          </draw:text-box>
        </draw:frame>
        <draw:frame draw:style-name="gr9" draw:layer="layout" svg:width="8cm" svg:height="1cm" svg:x="18.6cm" svg:y="9cm">
          <draw:text-box>
            <text:p>*r3は0で偶数と考えられる。</text:p>
          </draw:text-box>
        </draw:frame>
        <draw:frame draw:style-name="gr10" draw:layer="layout" svg:width="23.121cm" svg:height="2.387cm" svg:x="2.6cm" svg:y="15.802cm">
          <draw:text-box>
            <text:p>NをN1に戻すにはr3'=1≦r2'=2≦r1/2=3とすることになるが、</text:p>
            <text:p>r3'=1≦r2'=<text:span text:style-name="T1">3</text:span>≦r1/2=3でも成立。(解答の証明の流れはこのように対応させられることを</text:p>
            <text:p>言っている。)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6" draw:layer="layout" svg:width="2cm" svg:height="0.963cm" svg:x="1.6cm" svg:y="4.637cm">
          <draw:text-box>
            <text:p><text:span text:style-name="T5">N1 ⇒</text:span></text:p>
          </draw:text-box>
        </draw:frame>
        <draw:frame draw:style-name="gr1" draw:text-style-name="P7" draw:layer="layout" svg:width="2cm" svg:height="0.963cm" svg:x="4.2cm" svg:y="6.4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4.2cm" svg:y="4.6cm">
          <draw:text-box>
            <text:p><text:span text:style-name="T6">e2</text:span></text:p>
          </draw:text-box>
        </draw:frame>
        <draw:frame draw:style-name="gr1" draw:text-style-name="P7" draw:layer="layout" svg:width="2cm" svg:height="0.963cm" svg:x="4.2cm" svg:y="2.637cm">
          <draw:text-box>
            <text:p><text:span text:style-name="T6">e3</text:span></text:p>
          </draw:text-box>
        </draw:frame>
        <draw:frame draw:style-name="gr1" draw:text-style-name="P8" draw:layer="layout" svg:width="2cm" svg:height="0.963cm" svg:x="7.3cm" svg:y="6.4cm">
          <draw:text-box>
            <text:p><text:span text:style-name="T7">e4</text:span></text:p>
          </draw:text-box>
        </draw:frame>
        <draw:frame draw:style-name="gr1" draw:text-style-name="P8" draw:layer="layout" svg:width="2cm" svg:height="0.963cm" svg:x="7.4cm" svg:y="4.6cm">
          <draw:text-box>
            <text:p><text:span text:style-name="T7">e5</text:span></text:p>
          </draw:text-box>
        </draw:frame>
        <draw:frame draw:style-name="gr1" draw:text-style-name="P8" draw:layer="layout" svg:width="2cm" svg:height="0.963cm" svg:x="10.4cm" svg:y="6.4cm">
          <draw:text-box>
            <text:p><text:span text:style-name="T7">e6</text:span></text:p>
          </draw:text-box>
        </draw:frame>
        <draw:frame draw:style-name="gr1" draw:text-style-name="P8" draw:layer="layout" svg:width="2cm" svg:height="0.963cm" svg:x="10.4cm" svg:y="4.637cm">
          <draw:text-box>
            <text:p><text:span text:style-name="T7">e7</text:span></text:p>
          </draw:text-box>
        </draw:frame>
        <draw:frame draw:style-name="gr2" draw:text-style-name="P9" draw:layer="layout" svg:width="24.4cm" svg:height="2.31cm" svg:x="1.4cm" svg:y="0.8cm">
          <draw:text-box>
            <text:p><text:span text:style-name="T8">つまり、平方根は以下のようにも取れる。</text:span></text:p>
          </draw:text-box>
        </draw:frame>
        <draw:rect draw:style-name="gr4" draw:text-style-name="P4" draw:layer="layout" svg:width="7.8cm" svg:height="0.963cm" svg:x="4.2cm" svg:y="6.4cm">
          <text:p/>
        </draw:rect>
        <draw:rect draw:style-name="gr4" draw:text-style-name="P4" draw:layer="layout" svg:width="7.8cm" svg:height="0.963cm" svg:x="4.2cm" svg:y="4.6cm">
          <text:p/>
        </draw:rect>
        <draw:rect draw:style-name="gr4" draw:text-style-name="P4" draw:layer="layout" svg:width="10.6cm" svg:height="3.363cm" svg:x="4cm" svg:y="4.237cm">
          <text:p/>
        </draw:rect>
        <draw:rect draw:style-name="gr4" draw:text-style-name="P4" draw:layer="layout" svg:width="11.2cm" svg:height="5.437cm" svg:x="3.8cm" svg:y="2.4cm">
          <text:p/>
        </draw:rect>
        <draw:rect draw:style-name="gr4" draw:text-style-name="P4" draw:layer="layout" svg:width="2.6cm" svg:height="0.963cm" svg:x="4cm" svg:y="2.637cm">
          <text:p/>
        </draw:rect>
        <draw:line draw:style-name="gr5" draw:text-style-name="P4" draw:layer="layout" svg:x1="16.2cm" svg:y1="6cm" svg:x2="12cm" svg:y2="6.8cm">
          <text:p/>
        </draw:line>
        <draw:line draw:style-name="gr5" draw:text-style-name="P4" draw:layer="layout" svg:x1="16.335cm" svg:y1="4.2cm" svg:x2="12cm" svg:y2="5.2cm">
          <text:p/>
        </draw:line>
        <draw:frame draw:style-name="gr6" draw:text-style-name="P6" draw:layer="layout" svg:width="6.865cm" svg:height="1.163cm" svg:x="16.735cm" svg:y="3.637cm">
          <draw:text-box>
            <text:p><text:span text:style-name="T5">r2'=m2'-m1'</text:span></text:p>
          </draw:text-box>
        </draw:frame>
        <draw:line draw:style-name="gr5" draw:text-style-name="P4" draw:layer="layout" svg:x1="16.4cm" svg:y1="2.8cm" svg:x2="6.6cm" svg:y2="3.11cm">
          <text:p/>
        </draw:line>
        <draw:frame draw:style-name="gr7" draw:text-style-name="P6" draw:layer="layout" svg:width="4.2cm" svg:height="1.675cm" svg:x="16.8cm" svg:y="2.237cm">
          <draw:text-box>
            <text:p><text:span text:style-name="T5">r3'=m3'-m2'</text:span></text:p>
          </draw:text-box>
        </draw:frame>
        <draw:line draw:style-name="gr5" draw:text-style-name="P4" draw:layer="layout" svg:x1="16.335cm" svg:y1="5.2cm" svg:x2="14.6cm" svg:y2="5.6cm">
          <text:p/>
        </draw:line>
        <draw:frame draw:style-name="gr6" draw:text-style-name="P6" draw:layer="layout" svg:width="6.865cm" svg:height="1.163cm" svg:x="16.735cm" svg:y="4.637cm">
          <draw:text-box>
            <text:p><text:span text:style-name="T5">m2'</text:span></text:p>
          </draw:text-box>
        </draw:frame>
        <draw:line draw:style-name="gr5" draw:text-style-name="P4" draw:layer="layout" svg:x1="16.335cm" svg:y1="3.6cm" svg:x2="15cm" svg:y2="4cm">
          <text:p/>
        </draw:line>
        <draw:frame draw:style-name="gr6" draw:text-style-name="P6" draw:layer="layout" svg:width="6.865cm" svg:height="1.163cm" svg:x="16.735cm" svg:y="3.037cm">
          <draw:text-box>
            <text:p><text:span text:style-name="T5">m3'</text:span></text:p>
          </draw:text-box>
        </draw:frame>
        <draw:rect draw:style-name="gr4" draw:text-style-name="P4" draw:layer="layout" svg:width="11.2cm" svg:height="5.437cm" svg:x="3.8cm" svg:y="2.401cm">
          <text:p/>
        </draw:rect>
        <draw:rect draw:style-name="gr4" draw:text-style-name="P4" draw:layer="layout" svg:width="11.2cm" svg:height="5.437cm" svg:x="3.8cm" svg:y="2.401cm">
          <text:p/>
        </draw:rect>
        <draw:frame draw:style-name="gr6" draw:text-style-name="P6" draw:layer="layout" svg:width="9.6cm" svg:height="1.163cm" svg:x="16.735cm" svg:y="5.637cm">
          <draw:text-box>
            <text:p><text:span text:style-name="T5">r1'=m1'(=m1'-m0'=m1'-0)</text:span></text:p>
          </draw:text-box>
        </draw:frame>
        <draw:frame draw:style-name="gr12" draw:text-style-name="P9" draw:layer="layout" svg:width="24.4cm" svg:height="6.505cm" svg:x="1.6cm" svg:y="9.29cm">
          <draw:text-box>
            <text:p><text:span text:style-name="T8">r2</text:span><text:span text:style-name="T8">は</text:span><text:span text:style-name="T8">1</text:span><text:span text:style-name="T8">で奇数だが</text:span><text:span text:style-name="T8">r3</text:span><text:span text:style-name="T8">は</text:span><text:span text:style-name="T8">0</text:span><text:span text:style-name="T8">で偶数になる。</text:span></text:p>
            <text:p><text:span text:style-name="T8">解答の流れではこのときは個数を半分にして</text:span><text:span text:style-name="T8">r_(2i-1)'</text:span><text:span text:style-name="T8">に一つ多く配置するように言っている。</text:span></text:p>
            <text:p><text:span text:style-name="T8">そのため、</text:span><text:span text:style-name="T8">r3'</text:span><text:span text:style-name="T8">に</text:span><text:span text:style-name="T8">1</text:span><text:span text:style-name="T8">個、</text:span><text:span text:style-name="T8">r4'</text:span><text:span text:style-name="T8">に</text:span><text:span text:style-name="T8">0</text:span><text:span text:style-name="T8">個にすることで、成り立つ。</text:span></text:p>
            <text:p><text:span text:style-name="T8"/></text:p>
            <text:p><text:span text:style-name="T8">r_(i+1)</text:span><text:span text:style-name="T8">に関して、それが偶数であれば半分にすることができ、その時</text:span><text:span text:style-name="T8">r_(2i+1)' </text:span><text:span text:style-name="T8">を考えると、</text:span></text:p>
            <text:p><text:span text:style-name="T8">r_(i+1)=r_(2i+1)'</text:span><text:span text:style-name="T8">、</text:span><text:span text:style-name="T8">r_(2i+2)' = r_(2i+1)' </text:span><text:span text:style-name="T8">とできる。</text:span></text:p>
            <text:p><text:span text:style-name="T8">このとき、</text:span><text:span text:style-name="T8">r_i</text:span><text:span text:style-name="T8">が奇数だとすると、</text:span><text:span text:style-name="T8">r_i = r_(i+1) + 1 </text:span><text:span text:style-name="T8">となり、</text:span><text:span text:style-name="T8">r_(2i)' = (r_i – 1)/2, r_(2i-1)' = (r_i + 1)/2</text:span><text:span text:style-name="T8">は、</text:span><text:span text:style-name="T8">r_(2i+1)' ≦ r_(2i)'</text:span><text:span text:style-name="T8">を満たす。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6" draw:layer="layout" svg:width="2cm" svg:height="0.963cm" svg:x="1.6cm" svg:y="4.637cm">
          <draw:text-box>
            <text:p><text:span text:style-name="T5">N1 ⇒</text:span></text:p>
          </draw:text-box>
        </draw:frame>
        <draw:frame draw:style-name="gr1" draw:text-style-name="P7" draw:layer="layout" svg:width="2cm" svg:height="0.963cm" svg:x="4.2cm" svg:y="6.4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4.2cm" svg:y="4.6cm">
          <draw:text-box>
            <text:p><text:span text:style-name="T6">e2</text:span></text:p>
          </draw:text-box>
        </draw:frame>
        <draw:frame draw:style-name="gr1" draw:text-style-name="P7" draw:layer="layout" svg:width="2cm" svg:height="0.963cm" svg:x="4.2cm" svg:y="2.637cm">
          <draw:text-box>
            <text:p><text:span text:style-name="T6">e3</text:span></text:p>
          </draw:text-box>
        </draw:frame>
        <draw:frame draw:style-name="gr1" draw:text-style-name="P11" draw:layer="layout" svg:width="1.4cm" svg:height="0.963cm" svg:x="7.2cm" svg:y="6.4cm">
          <draw:text-box>
            <text:p><text:span text:style-name="T9">e4</text:span></text:p>
          </draw:text-box>
        </draw:frame>
        <draw:frame draw:style-name="gr2" draw:text-style-name="P12" draw:layer="layout" svg:width="24.4cm" svg:height="2.31cm" svg:x="1.4cm" svg:y="0.8cm">
          <draw:text-box>
            <text:p><text:span text:style-name="T10">N1, N</text:span><text:span text:style-name="T10">を</text:span><text:span text:style-name="T10">4x4</text:span><text:span text:style-name="T10">のべき零行列とする。</text:span></text:p>
            <text:p><text:span text:style-name="T10">平鍋さんの図と同じように</text:span><text:span text:style-name="T10">N1</text:span><text:span text:style-name="T10">に対応する基底を以下のように表す。</text:span></text:p>
          </draw:text-box>
        </draw:frame>
        <draw:frame draw:style-name="gr3" draw:text-style-name="P12" draw:layer="layout" svg:width="23.6cm" svg:height="3.022cm" svg:x="1.4cm" svg:y="7.837cm">
          <draw:text-box>
            <text:p><text:span text:style-name="T10">この表記から</text:span></text:p>
            <text:p><text:span text:style-name="T10">・</text:span><text:span text:style-name="T10">N1^3=0</text:span></text:p>
            <text:p><text:span text:style-name="T10">・</text:span><text:span text:style-name="T10">r1'=2,r2'=1,r3'=1</text:span></text:p>
            <text:p><text:span text:style-name="T10">となる。これが平方根になる</text:span><text:span text:style-name="T10">N</text:span><text:span text:style-name="T10">を考える。</text:span></text:p>
          </draw:text-box>
        </draw:frame>
        <draw:frame draw:style-name="gr1" draw:text-style-name="P6" draw:layer="layout" svg:width="2cm" svg:height="0.963cm" svg:x="1.4cm" svg:y="13.037cm">
          <draw:text-box>
            <text:p><text:span text:style-name="T5">N ⇒</text:span></text:p>
          </draw:text-box>
        </draw:frame>
        <draw:frame draw:style-name="gr1" draw:text-style-name="P7" draw:layer="layout" svg:width="2cm" svg:height="0.963cm" svg:x="7.4cm" svg:y="14cm">
          <draw:text-box>
            <text:p><text:span text:style-name="T6">e2</text:span></text:p>
          </draw:text-box>
        </draw:frame>
        <draw:frame draw:style-name="gr1" draw:text-style-name="P7" draw:layer="layout" svg:width="2cm" svg:height="0.963cm" svg:x="4cm" svg:y="13.963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4cm" svg:y="12cm">
          <draw:text-box>
            <text:p><text:span text:style-name="T6">e3</text:span></text:p>
          </draw:text-box>
        </draw:frame>
        <draw:frame draw:style-name="gr1" draw:text-style-name="P11" draw:layer="layout" svg:width="2cm" svg:height="0.963cm" svg:x="9.2cm" svg:y="14.001cm">
          <draw:text-box>
            <text:p><text:span text:style-name="T9">e4</text:span></text:p>
          </draw:text-box>
        </draw:frame>
        <draw:rect draw:style-name="gr4" draw:text-style-name="P4" draw:layer="layout" svg:width="5cm" svg:height="0.963cm" svg:x="4.2cm" svg:y="6.4cm">
          <text:p/>
        </draw:rect>
        <draw:rect draw:style-name="gr4" draw:text-style-name="P4" draw:layer="layout" svg:width="2.4cm" svg:height="0.963cm" svg:x="4.2cm" svg:y="4.6cm">
          <text:p/>
        </draw:rect>
        <draw:rect draw:style-name="gr4" draw:text-style-name="P4" draw:layer="layout" svg:width="5.4cm" svg:height="3.363cm" svg:x="4cm" svg:y="4.237cm">
          <text:p/>
        </draw:rect>
        <draw:rect draw:style-name="gr4" draw:text-style-name="P4" draw:layer="layout" svg:width="2.6cm" svg:height="0.963cm" svg:x="4cm" svg:y="2.637cm">
          <text:p/>
        </draw:rect>
        <draw:line draw:style-name="gr5" draw:text-style-name="P4" draw:layer="layout" svg:x1="16.2cm" svg:y1="6cm" svg:x2="9.2cm" svg:y2="7cm">
          <text:p/>
        </draw:line>
        <draw:frame draw:style-name="gr6" draw:text-style-name="P6" draw:layer="layout" svg:width="9.6cm" svg:height="1.163cm" svg:x="21.2cm" svg:y="13.037cm">
          <draw:text-box>
            <text:p><text:span text:style-name="T5">r1=m1(=m1-m0=m1-0)</text:span></text:p>
          </draw:text-box>
        </draw:frame>
        <draw:line draw:style-name="gr5" draw:text-style-name="P4" draw:layer="layout" svg:x1="16.735cm" svg:y1="4.2cm" svg:x2="6.6cm" svg:y2="5.2cm">
          <text:p/>
        </draw:line>
        <draw:frame draw:style-name="gr6" draw:text-style-name="P6" draw:layer="layout" svg:width="6.865cm" svg:height="1.163cm" svg:x="16.735cm" svg:y="3.637cm">
          <draw:text-box>
            <text:p><text:span text:style-name="T5">r2'=m2'-m1'</text:span></text:p>
          </draw:text-box>
        </draw:frame>
        <draw:line draw:style-name="gr5" draw:text-style-name="P4" draw:layer="layout" svg:x1="21.2cm" svg:y1="13.6cm" svg:x2="10.8cm" svg:y2="14.4cm">
          <text:p/>
        </draw:line>
        <draw:line draw:style-name="gr5" draw:text-style-name="P4" draw:layer="layout" svg:x1="16.4cm" svg:y1="2.8cm" svg:x2="6.6cm" svg:y2="3.11cm">
          <text:p/>
        </draw:line>
        <draw:frame draw:style-name="gr7" draw:text-style-name="P6" draw:layer="layout" svg:width="4.2cm" svg:height="1.675cm" svg:x="16.8cm" svg:y="2.237cm">
          <draw:text-box>
            <text:p><text:span text:style-name="T5">r3'=m3'-m2'</text:span></text:p>
          </draw:text-box>
        </draw:frame>
        <draw:line draw:style-name="gr5" draw:text-style-name="P4" draw:layer="layout" svg:x1="16.335cm" svg:y1="5.2cm" svg:x2="9.4cm" svg:y2="6cm">
          <text:p/>
        </draw:line>
        <draw:frame draw:style-name="gr6" draw:text-style-name="P6" draw:layer="layout" svg:width="6.865cm" svg:height="1.163cm" svg:x="16.735cm" svg:y="4.637cm">
          <draw:text-box>
            <text:p><text:span text:style-name="T5">m2'</text:span></text:p>
          </draw:text-box>
        </draw:frame>
        <draw:line draw:style-name="gr5" draw:text-style-name="P4" draw:layer="layout" svg:x1="16.335cm" svg:y1="3.6cm" svg:x2="9.8cm" svg:y2="3.8cm">
          <text:p/>
        </draw:line>
        <draw:frame draw:style-name="gr6" draw:text-style-name="P6" draw:layer="layout" svg:width="6.865cm" svg:height="1.163cm" svg:x="16.735cm" svg:y="3.037cm">
          <draw:text-box>
            <text:p><text:span text:style-name="T5">m3'</text:span></text:p>
          </draw:text-box>
        </draw:frame>
        <draw:rect draw:style-name="gr4" draw:text-style-name="P4" draw:layer="layout" svg:width="1.6cm" svg:height="0.963cm" svg:x="3.8cm" svg:y="12cm">
          <text:p/>
        </draw:rect>
        <draw:rect draw:style-name="gr4" draw:text-style-name="P4" draw:layer="layout" svg:width="6.8cm" svg:height="0.963cm" svg:x="4cm" svg:y="14.001cm">
          <text:p/>
        </draw:rect>
        <draw:rect draw:style-name="gr4" draw:text-style-name="P4" draw:layer="layout" svg:width="8.2cm" svg:height="3.837cm" svg:x="3.4cm" svg:y="11.563cm">
          <text:p/>
        </draw:rect>
        <draw:rect draw:style-name="gr4" draw:text-style-name="P4" draw:layer="layout" svg:width="6cm" svg:height="5.437cm" svg:x="3.8cm" svg:y="2.401cm">
          <text:p/>
        </draw:rect>
        <draw:frame draw:style-name="gr6" draw:text-style-name="P6" draw:layer="layout" svg:width="9.6cm" svg:height="1.163cm" svg:x="21.2cm" svg:y="10.637cm">
          <draw:text-box>
            <text:p><text:span text:style-name="T5">r2=m2-m1</text:span></text:p>
          </draw:text-box>
        </draw:frame>
        <draw:line draw:style-name="gr5" draw:text-style-name="P4" draw:layer="layout" svg:x1="21.2cm" svg:y1="11.2cm" svg:x2="5.4cm" svg:y2="12.4cm">
          <text:p/>
        </draw:line>
        <draw:frame draw:style-name="gr6" draw:text-style-name="P6" draw:layer="layout" svg:width="9.6cm" svg:height="1.163cm" svg:x="16.735cm" svg:y="5.637cm">
          <draw:text-box>
            <text:p><text:span text:style-name="T5">r1'=m1'(=m1'-m0'=m1'-0)</text:span></text:p>
          </draw:text-box>
        </draw:frame>
        <draw:frame draw:style-name="gr6" draw:text-style-name="P6" draw:layer="layout" svg:width="9.6cm" svg:height="1.163cm" svg:x="21.2cm" svg:y="13.038cm">
          <draw:text-box>
            <text:p><text:span text:style-name="T5">r1=m1(=m1-m0=m1-0)</text:span></text:p>
          </draw:text-box>
        </draw:frame>
        <draw:frame draw:style-name="gr6" draw:text-style-name="P6" draw:layer="layout" svg:width="6.865cm" svg:height="1.163cm" svg:x="21.335cm" svg:y="11.8cm">
          <draw:text-box>
            <text:p><text:span text:style-name="T5">m2</text:span></text:p>
          </draw:text-box>
        </draw:frame>
        <draw:line draw:style-name="gr5" draw:text-style-name="P4" draw:layer="layout" svg:x1="21.335cm" svg:y1="12.4cm" svg:x2="11.6cm" svg:y2="13.2cm">
          <text:p/>
        </draw:line>
        <draw:frame draw:style-name="gr8" draw:text-style-name="P13" draw:layer="layout" svg:width="3.838cm" svg:height="0.963cm" svg:x="0.913cm" svg:y="0.114cm">
          <draw:text-box>
            <text:p><text:span text:style-name="T11">成り立つ例</text:span><text:span text:style-name="T11">2</text:span></text:p>
          </draw:text-box>
        </draw:frame>
        <draw:frame draw:style-name="gr13" draw:layer="layout" svg:width="17.161cm" svg:height="2.233cm" svg:x="2.8cm" svg:y="16.4cm">
          <draw:text-box>
            <text:p>r1, r2ともに奇数のとき、r1 ≧ r2+2であれば、N1を構成できる。</text:p>
            <text:p/>
            <text:p>そうでないときは構成できない。⇒これが条件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1" draw:text-style-name="P6" draw:layer="layout" svg:width="2cm" svg:height="0.963cm" svg:x="1.6cm" svg:y="4.637cm">
          <draw:text-box>
            <text:p><text:span text:style-name="T5">N ⇒</text:span></text:p>
          </draw:text-box>
        </draw:frame>
        <draw:frame draw:style-name="gr1" draw:text-style-name="P7" draw:layer="layout" svg:width="2cm" svg:height="0.963cm" svg:x="4.2cm" svg:y="5.7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4.2cm" svg:y="3.9cm">
          <draw:text-box>
            <text:p><text:span text:style-name="T6">e2</text:span></text:p>
          </draw:text-box>
        </draw:frame>
        <draw:frame draw:style-name="gr1" draw:text-style-name="P11" draw:layer="layout" svg:width="1.4cm" svg:height="0.963cm" svg:x="7.2cm" svg:y="5.7cm">
          <draw:text-box>
            <text:p><text:span text:style-name="T9">e3</text:span></text:p>
          </draw:text-box>
        </draw:frame>
        <draw:frame draw:style-name="gr7" draw:text-style-name="P12" draw:layer="layout" svg:width="24.4cm" svg:height="1.675cm" svg:x="1.4cm" svg:y="0.8cm">
          <draw:text-box>
            <text:p><text:span text:style-name="T10">逆に</text:span><text:span text:style-name="T10">N</text:span><text:span text:style-name="T10">から考える。</text:span></text:p>
            <text:p><text:span text:style-name="T10">N</text:span><text:span text:style-name="T10">が</text:span><text:span text:style-name="T10">r1,r2</text:span><text:span text:style-name="T10">ともに偶数であれば、</text:span><text:span text:style-name="T10">r1≧r2</text:span><text:span text:style-name="T10">を保証されているので、必ず積み上げられる。</text:span></text:p>
          </draw:text-box>
        </draw:frame>
        <draw:rect draw:style-name="gr4" draw:text-style-name="P4" draw:layer="layout" svg:width="5cm" svg:height="0.963cm" svg:x="4.2cm" svg:y="5.7cm">
          <text:p/>
        </draw:rect>
        <draw:rect draw:style-name="gr4" draw:text-style-name="P4" draw:layer="layout" svg:width="5cm" svg:height="0.963cm" svg:x="4.2cm" svg:y="3.9cm">
          <text:p/>
        </draw:rect>
        <draw:rect draw:style-name="gr4" draw:text-style-name="P4" draw:layer="layout" svg:width="6cm" svg:height="3.6cm" svg:x="3.8cm" svg:y="3.4cm">
          <text:p/>
        </draw:rect>
        <draw:frame draw:style-name="gr8" draw:text-style-name="P13" draw:layer="layout" svg:width="3.838cm" svg:height="0.963cm" svg:x="0.913cm" svg:y="0.114cm">
          <draw:text-box>
            <text:p><text:span text:style-name="T11">成り立つ例</text:span><text:span text:style-name="T11">3</text:span></text:p>
          </draw:text-box>
        </draw:frame>
        <draw:frame draw:style-name="gr1" draw:text-style-name="P11" draw:layer="layout" svg:width="1.4cm" svg:height="0.963cm" svg:x="7.2cm" svg:y="3.9cm">
          <draw:text-box>
            <text:p><text:span text:style-name="T9">e4</text:span></text:p>
          </draw:text-box>
        </draw:frame>
        <draw:frame draw:style-name="gr1" draw:text-style-name="P6" draw:layer="layout" svg:width="2cm" svg:height="0.963cm" svg:x="13.2cm" svg:y="4.637cm">
          <draw:text-box>
            <text:p><text:span text:style-name="T5">N1 ⇒</text:span></text:p>
          </draw:text-box>
        </draw:frame>
        <draw:custom-shape draw:style-name="gr14" draw:text-style-name="P4" draw:layer="layout" svg:width="1.4cm" svg:height="0.8cm" svg:x="10.8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2cm" svg:height="0.963cm" svg:x="16cm" svg:y="5.4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16cm" svg:y="2.8cm">
          <draw:text-box>
            <text:p><text:span text:style-name="T6">e2</text:span></text:p>
          </draw:text-box>
        </draw:frame>
        <draw:frame draw:style-name="gr1" draw:text-style-name="P11" draw:layer="layout" svg:width="1.4cm" svg:height="0.963cm" svg:x="16cm" svg:y="6.7cm">
          <draw:text-box>
            <text:p><text:span text:style-name="T9">e3</text:span></text:p>
          </draw:text-box>
        </draw:frame>
        <draw:rect draw:style-name="gr4" draw:text-style-name="P4" draw:layer="layout" svg:width="5cm" svg:height="0.963cm" svg:x="16cm" svg:y="5.4cm">
          <text:p/>
        </draw:rect>
        <draw:rect draw:style-name="gr4" draw:text-style-name="P4" draw:layer="layout" svg:width="5cm" svg:height="0.963cm" svg:x="16cm" svg:y="2.8cm">
          <text:p/>
        </draw:rect>
        <draw:rect draw:style-name="gr4" draw:text-style-name="P4" draw:layer="layout" svg:width="6cm" svg:height="5.362cm" svg:x="15.6cm" svg:y="2.475cm">
          <text:p/>
        </draw:rect>
        <draw:frame draw:style-name="gr1" draw:text-style-name="P11" draw:layer="layout" svg:width="1.4cm" svg:height="0.963cm" svg:x="16cm" svg:y="4.037cm">
          <draw:text-box>
            <text:p><text:span text:style-name="T9">e4</text:span></text:p>
          </draw:text-box>
        </draw:frame>
        <draw:frame draw:style-name="gr15" draw:text-style-name="P6" draw:layer="layout" svg:width="4.4cm" svg:height="2.233cm" svg:x="10.6cm" svg:y="6.237cm">
          <draw:text-box>
            <text:p><text:span text:style-name="T5">土台ありで、最上層以外を</text:span><text:span text:style-name="T5">2</text:span><text:span text:style-name="T5">層にする。</text:span></text:p>
          </draw:text-box>
        </draw:frame>
        <draw:rect draw:style-name="gr4" draw:text-style-name="P4" draw:layer="layout" svg:width="5cm" svg:height="0.963cm" svg:x="16cm" svg:y="6.7cm">
          <text:p/>
        </draw:rect>
        <draw:rect draw:style-name="gr4" draw:text-style-name="P4" draw:layer="layout" svg:width="5cm" svg:height="0.963cm" svg:x="16cm" svg:y="4.037cm">
          <text:p/>
        </draw:rect>
        <draw:frame draw:style-name="gr1" draw:text-style-name="P6" draw:layer="layout" svg:width="2cm" svg:height="0.963cm" svg:x="1.487cm" svg:y="13.367cm">
          <draw:text-box>
            <text:p><text:span text:style-name="T5">N ⇒</text:span></text:p>
          </draw:text-box>
        </draw:frame>
        <draw:frame draw:style-name="gr1" draw:text-style-name="P7" draw:layer="layout" svg:width="2cm" svg:height="0.963cm" svg:x="4.087cm" svg:y="14.46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4.087cm" svg:y="12.63cm">
          <draw:text-box>
            <text:p><text:span text:style-name="T6">e2</text:span></text:p>
          </draw:text-box>
        </draw:frame>
        <draw:frame draw:style-name="gr16" draw:text-style-name="P12" draw:layer="layout" svg:width="24.4cm" svg:height="1.6cm" svg:x="1.287cm" svg:y="9.53cm">
          <draw:text-box>
            <text:p><text:span text:style-name="T10">N</text:span><text:span text:style-name="T10">が奇数で</text:span><text:span text:style-name="T10">r1=r2</text:span><text:span text:style-name="T10">のとき、”土台”がないので、各層が</text:span><text:span text:style-name="T10">2</text:span><text:span text:style-name="T10">層にならない。</text:span></text:p>
          </draw:text-box>
        </draw:frame>
        <draw:rect draw:style-name="gr4" draw:text-style-name="P4" draw:layer="layout" svg:width="2.513cm" svg:height="0.963cm" svg:x="4.087cm" svg:y="14.43cm">
          <text:p/>
        </draw:rect>
        <draw:rect draw:style-name="gr4" draw:text-style-name="P4" draw:layer="layout" svg:width="2.513cm" svg:height="0.963cm" svg:x="4.087cm" svg:y="12.63cm">
          <text:p/>
        </draw:rect>
        <draw:rect draw:style-name="gr4" draw:text-style-name="P4" draw:layer="layout" svg:width="3.113cm" svg:height="3.6cm" svg:x="3.687cm" svg:y="12.13cm">
          <text:p/>
        </draw:rect>
        <draw:frame draw:style-name="gr17" draw:text-style-name="P13" draw:layer="layout" svg:width="4.638cm" svg:height="0.963cm" svg:x="0.8cm" svg:y="8.844cm">
          <draw:text-box>
            <text:p><text:span text:style-name="T11">成り立たない例</text:span></text:p>
          </draw:text-box>
        </draw:frame>
        <draw:frame draw:style-name="gr1" draw:text-style-name="P6" draw:layer="layout" svg:width="2cm" svg:height="0.963cm" svg:x="9cm" svg:y="13.6cm">
          <draw:text-box>
            <text:p><text:span text:style-name="T5">N1 ⇒</text:span></text:p>
          </draw:text-box>
        </draw:frame>
        <draw:custom-shape draw:style-name="gr14" draw:text-style-name="P4" draw:layer="layout" svg:width="1.4cm" svg:height="0.8cm" svg:x="7.2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2cm" svg:height="0.963cm" svg:x="11.8cm" svg:y="15.663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11.8cm" svg:y="13.026cm">
          <draw:text-box>
            <text:p><text:span text:style-name="T6">e2</text:span></text:p>
          </draw:text-box>
        </draw:frame>
        <draw:rect draw:style-name="gr18" draw:text-style-name="P4" draw:layer="layout" svg:width="1.6cm" svg:height="0.963cm" svg:x="11.8cm" svg:y="14.363cm">
          <text:p/>
        </draw:rect>
        <draw:rect draw:style-name="gr4" draw:text-style-name="P4" draw:layer="layout" svg:width="1.6cm" svg:height="0.963cm" svg:x="11.8cm" svg:y="11.763cm">
          <text:p/>
        </draw:rect>
        <draw:rect draw:style-name="gr4" draw:text-style-name="P4" draw:layer="layout" svg:width="2.6cm" svg:height="5.362cm" svg:x="11.4cm" svg:y="11.438cm">
          <text:p/>
        </draw:rect>
        <draw:rect draw:style-name="gr4" draw:text-style-name="P4" draw:layer="layout" svg:width="1.6cm" svg:height="0.963cm" svg:x="11.8cm" svg:y="15.663cm">
          <text:p/>
        </draw:rect>
        <draw:rect draw:style-name="gr4" draw:text-style-name="P4" draw:layer="layout" svg:width="1.6cm" svg:height="0.963cm" svg:x="11.8cm" svg:y="13cm">
          <text:p/>
        </draw:rect>
        <draw:line draw:style-name="gr5" draw:text-style-name="P4" draw:layer="layout" svg:x1="14.8cm" svg:y1="11.8cm" svg:x2="13.4cm" svg:y2="12.4cm">
          <text:p/>
        </draw:line>
        <draw:line draw:style-name="gr5" draw:text-style-name="P4" draw:layer="layout" svg:x1="14.8cm" svg:y1="14.4cm" svg:x2="13.4cm" svg:y2="15cm">
          <text:p/>
        </draw:line>
        <draw:frame draw:style-name="gr19" draw:layer="layout" svg:width="7.415cm" svg:height="0.886cm" svg:x="14.985cm" svg:y="11.314cm">
          <draw:text-box>
            <text:p>上がないのでなくても良い</text:p>
          </draw:text-box>
        </draw:frame>
        <draw:frame draw:style-name="gr20" draw:layer="layout" svg:width="8.012cm" svg:height="0.963cm" svg:x="14.985cm" svg:y="13.8cm">
          <draw:text-box>
            <text:p>3層目に対する土台がない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1" draw:text-style-name="P6" draw:layer="layout" svg:width="2cm" svg:height="0.963cm" svg:x="1.6cm" svg:y="4.637cm">
          <draw:text-box>
            <text:p><text:span text:style-name="T5">N ⇒</text:span></text:p>
          </draw:text-box>
        </draw:frame>
        <draw:frame draw:style-name="gr1" draw:text-style-name="P7" draw:layer="layout" svg:width="2cm" svg:height="0.963cm" svg:x="4.2cm" svg:y="5.7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4.2cm" svg:y="3.9cm">
          <draw:text-box>
            <text:p><text:span text:style-name="T6">e2</text:span></text:p>
          </draw:text-box>
        </draw:frame>
        <draw:frame draw:style-name="gr1" draw:text-style-name="P11" draw:layer="layout" svg:width="1.4cm" svg:height="0.963cm" svg:x="5.8cm" svg:y="5.737cm">
          <draw:text-box>
            <text:p text:style-name="P3"><text:span text:style-name="T5">e3</text:span></text:p>
          </draw:text-box>
        </draw:frame>
        <draw:frame draw:style-name="gr7" draw:text-style-name="P12" draw:layer="layout" svg:width="24.4cm" svg:height="1.675cm" svg:x="1.4cm" svg:y="0.8cm">
          <draw:text-box>
            <text:p><text:span text:style-name="T10">逆に</text:span><text:span text:style-name="T10">N</text:span><text:span text:style-name="T10">から考える。</text:span></text:p>
            <text:p><text:span text:style-name="T10">N</text:span><text:span text:style-name="T10">が</text:span><text:span text:style-name="T10">r1,r2</text:span><text:span text:style-name="T10">ともに奇数で、</text:span><text:span text:style-name="T10">r1</text:span><text:span text:style-name="T12">&gt;</text:span><text:span text:style-name="T10">r2</text:span><text:span text:style-name="T10">であれば、積み上がる</text:span></text:p>
          </draw:text-box>
        </draw:frame>
        <draw:rect draw:style-name="gr4" draw:text-style-name="P4" draw:layer="layout" svg:width="5cm" svg:height="0.963cm" svg:x="4.2cm" svg:y="5.7cm">
          <text:p/>
        </draw:rect>
        <draw:rect draw:style-name="gr4" draw:text-style-name="P4" draw:layer="layout" svg:width="5cm" svg:height="0.963cm" svg:x="4.2cm" svg:y="3.9cm">
          <text:p/>
        </draw:rect>
        <draw:rect draw:style-name="gr4" draw:text-style-name="P4" draw:layer="layout" svg:width="6cm" svg:height="3.6cm" svg:x="3.8cm" svg:y="3.4cm">
          <text:p/>
        </draw:rect>
        <draw:frame draw:style-name="gr8" draw:text-style-name="P13" draw:layer="layout" svg:width="3.838cm" svg:height="0.963cm" svg:x="0.913cm" svg:y="0.114cm">
          <draw:text-box>
            <text:p><text:span text:style-name="T11">成り立つ例</text:span><text:span text:style-name="T11">4</text:span></text:p>
          </draw:text-box>
        </draw:frame>
        <draw:frame draw:style-name="gr1" draw:text-style-name="P11" draw:layer="layout" svg:width="1.4cm" svg:height="0.963cm" svg:x="7.6cm" svg:y="5.7cm">
          <draw:text-box>
            <text:p text:style-name="P3"><text:span text:style-name="T5">e4</text:span></text:p>
          </draw:text-box>
        </draw:frame>
        <draw:frame draw:style-name="gr1" draw:text-style-name="P6" draw:layer="layout" svg:width="2cm" svg:height="0.963cm" svg:x="13.2cm" svg:y="4.637cm">
          <draw:text-box>
            <text:p><text:span text:style-name="T5">N1 ⇒</text:span></text:p>
          </draw:text-box>
        </draw:frame>
        <draw:custom-shape draw:style-name="gr14" draw:text-style-name="P4" draw:layer="layout" svg:width="1.4cm" svg:height="0.8cm" svg:x="10.8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7" draw:layer="layout" svg:width="2cm" svg:height="0.963cm" svg:x="16cm" svg:y="6.874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16cm" svg:y="4.037cm">
          <draw:text-box>
            <text:p><text:span text:style-name="T6">e2</text:span></text:p>
          </draw:text-box>
        </draw:frame>
        <draw:frame draw:style-name="gr22" draw:text-style-name="P11" draw:layer="layout" svg:width="1.4cm" svg:height="1.137cm" svg:x="16cm" svg:y="5.4cm">
          <draw:text-box>
            <text:p><text:span text:style-name="T9">e3</text:span></text:p>
          </draw:text-box>
        </draw:frame>
        <draw:rect draw:style-name="gr4" draw:text-style-name="P4" draw:layer="layout" svg:width="5cm" svg:height="0.963cm" svg:x="16cm" svg:y="5.4cm">
          <text:p/>
        </draw:rect>
        <draw:rect draw:style-name="gr4" draw:text-style-name="P4" draw:layer="layout" svg:width="5cm" svg:height="0.963cm" svg:x="16cm" svg:y="2.8cm">
          <text:p/>
        </draw:rect>
        <draw:rect draw:style-name="gr4" draw:text-style-name="P4" draw:layer="layout" svg:width="6cm" svg:height="5.362cm" svg:x="15.6cm" svg:y="2.475cm">
          <text:p/>
        </draw:rect>
        <draw:rect draw:style-name="gr4" draw:text-style-name="P4" draw:layer="layout" svg:width="5cm" svg:height="0.963cm" svg:x="16cm" svg:y="6.7cm">
          <text:p/>
        </draw:rect>
        <draw:rect draw:style-name="gr4" draw:text-style-name="P4" draw:layer="layout" svg:width="5cm" svg:height="0.963cm" svg:x="16cm" svg:y="4.037cm">
          <text:p/>
        </draw:rect>
        <draw:frame draw:style-name="gr22" draw:text-style-name="P11" draw:layer="layout" svg:width="1.4cm" svg:height="1.137cm" svg:x="18.2cm" svg:y="6.7cm">
          <draw:text-box>
            <text:p><text:span text:style-name="T9">e</text:span><text:span text:style-name="T9">４</text:span></text:p>
          </draw:text-box>
        </draw:frame>
        <draw:frame draw:style-name="gr8" draw:text-style-name="P13" draw:layer="layout" svg:width="3.838cm" svg:height="0.963cm" svg:x="0.8cm" svg:y="7.7cm">
          <draw:text-box>
            <text:p><text:span text:style-name="T11">具体例</text:span><text:span text:style-name="T11">1</text:span></text:p>
          </draw:text-box>
        </draw:frame>
        <draw:frame draw:style-name="gr23" draw:layer="layout" svg:width="19.54cm" svg:height="0.963cm" svg:x="1.569cm" svg:y="8.9cm">
          <draw:text-box>
            <text:p>解答より、以下はべき零の平方根を持つ。これはr1=2,r2=1のパターン。</text:p>
          </draw:text-box>
        </draw:frame>
        <draw:frame draw:style-name="gr23" draw:layer="layout" svg:width="1.912cm" svg:height="0.963cm" svg:x="5.2cm" svg:y="10.1cm">
          <draw:text-box>
            <text:p>0 1 0</text:p>
          </draw:text-box>
        </draw:frame>
        <draw:frame draw:style-name="gr23" draw:layer="layout" svg:width="1.912cm" svg:height="0.963cm" svg:x="5.2cm" svg:y="11.137cm">
          <draw:text-box>
            <text:p>0 0 0</text:p>
          </draw:text-box>
        </draw:frame>
        <draw:frame draw:style-name="gr23" draw:layer="layout" svg:width="1.912cm" svg:height="0.963cm" svg:x="5.2cm" svg:y="12.137cm">
          <draw:text-box>
            <text:p>0 0 0</text:p>
          </draw:text-box>
        </draw:frame>
        <draw:frame draw:style-name="gr1" draw:text-style-name="P6" draw:layer="layout" svg:width="2cm" svg:height="0.963cm" svg:x="3.4cm" svg:y="11.063cm">
          <draw:text-box>
            <text:p><text:span text:style-name="T5">N ⇒</text:span></text:p>
          </draw:text-box>
        </draw:frame>
        <draw:frame draw:style-name="gr1" draw:text-style-name="P6" draw:layer="layout" svg:width="2cm" svg:height="0.963cm" svg:x="8.6cm" svg:y="11.137cm">
          <draw:text-box>
            <text:p><text:span text:style-name="T5">N ⇒</text:span></text:p>
          </draw:text-box>
        </draw:frame>
        <draw:frame draw:style-name="gr1" draw:text-style-name="P7" draw:layer="layout" svg:width="2cm" svg:height="0.963cm" svg:x="11.2cm" svg:y="12.2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11.2cm" svg:y="10.4cm">
          <draw:text-box>
            <text:p><text:span text:style-name="T6">e2</text:span></text:p>
          </draw:text-box>
        </draw:frame>
        <draw:frame draw:style-name="gr1" draw:text-style-name="P11" draw:layer="layout" svg:width="1.4cm" svg:height="0.963cm" svg:x="12.8cm" svg:y="12.237cm">
          <draw:text-box>
            <text:p text:style-name="P3"><text:span text:style-name="T5">e3</text:span></text:p>
          </draw:text-box>
        </draw:frame>
        <draw:rect draw:style-name="gr4" draw:text-style-name="P4" draw:layer="layout" svg:width="3cm" svg:height="0.963cm" svg:x="11.2cm" svg:y="12.2cm">
          <text:p/>
        </draw:rect>
        <draw:rect draw:style-name="gr4" draw:text-style-name="P4" draw:layer="layout" svg:width="3cm" svg:height="0.963cm" svg:x="11.2cm" svg:y="10.4cm">
          <text:p/>
        </draw:rect>
        <draw:rect draw:style-name="gr4" draw:text-style-name="P4" draw:layer="layout" svg:width="4cm" svg:height="3.6cm" svg:x="10.8cm" svg:y="9.9cm">
          <text:p/>
        </draw:rect>
        <draw:frame draw:style-name="gr23" draw:layer="layout" svg:width="26.644cm" svg:height="1.675cm" svg:x="1cm" svg:y="13.5cm">
          <draw:text-box>
            <text:p>基底を(1, 0, 0)^T,(0, 1, 0)^T,(0, 0, 1)^Tとして、Nを作用させることで、(1, 0, 0)^Tが(0, 1, 0)^Tに</text:p>
            <text:p>なるので、はじめの基底を順番にe2, e1,e3とする。すると、N1は以下のようになり、2乗でNになる。</text:p>
          </draw:text-box>
        </draw:frame>
        <draw:frame draw:style-name="gr1" draw:text-style-name="P6" draw:layer="layout" svg:width="2cm" svg:height="0.963cm" svg:x="1cm" svg:y="17.562cm">
          <draw:text-box>
            <text:p><text:span text:style-name="T5">N1 ⇒</text:span></text:p>
          </draw:text-box>
        </draw:frame>
        <draw:frame draw:style-name="gr21" draw:text-style-name="P7" draw:layer="layout" svg:width="2cm" svg:height="0.963cm" svg:x="3.8cm" svg:y="19.799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3.8cm" svg:y="16.962cm">
          <draw:text-box>
            <text:p><text:span text:style-name="T6">e2</text:span></text:p>
          </draw:text-box>
        </draw:frame>
        <draw:frame draw:style-name="gr22" draw:text-style-name="P11" draw:layer="layout" svg:width="1.4cm" svg:height="1.137cm" svg:x="3.8cm" svg:y="18.325cm">
          <draw:text-box>
            <text:p><text:span text:style-name="T9">e3</text:span></text:p>
          </draw:text-box>
        </draw:frame>
        <draw:rect draw:style-name="gr4" draw:text-style-name="P4" draw:layer="layout" svg:width="5cm" svg:height="0.963cm" svg:x="3.8cm" svg:y="18.325cm">
          <text:p/>
        </draw:rect>
        <draw:rect draw:style-name="gr4" draw:text-style-name="P4" draw:layer="layout" svg:width="5cm" svg:height="0.963cm" svg:x="3.8cm" svg:y="15.725cm">
          <text:p/>
        </draw:rect>
        <draw:rect draw:style-name="gr4" draw:text-style-name="P4" draw:layer="layout" svg:width="6cm" svg:height="5.362cm" svg:x="3.4cm" svg:y="15.4cm">
          <text:p/>
        </draw:rect>
        <draw:rect draw:style-name="gr4" draw:text-style-name="P4" draw:layer="layout" svg:width="5cm" svg:height="0.963cm" svg:x="3.8cm" svg:y="19.625cm">
          <text:p/>
        </draw:rect>
        <draw:rect draw:style-name="gr4" draw:text-style-name="P4" draw:layer="layout" svg:width="5cm" svg:height="0.963cm" svg:x="3.8cm" svg:y="16.962cm">
          <text:p/>
        </draw:rect>
        <draw:custom-shape draw:style-name="gr14" draw:text-style-name="P4" draw:layer="layout" svg:width="1.4cm" svg:height="0.8cm" svg:x="10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layer="layout" svg:width="1.912cm" svg:height="0.963cm" svg:x="13.688cm" svg:y="16.6cm">
          <draw:text-box>
            <text:p>0 0 1</text:p>
          </draw:text-box>
        </draw:frame>
        <draw:frame draw:style-name="gr23" draw:layer="layout" svg:width="1.912cm" svg:height="0.963cm" svg:x="13.688cm" svg:y="17.637cm">
          <draw:text-box>
            <text:p>0 0 0</text:p>
          </draw:text-box>
        </draw:frame>
        <draw:frame draw:style-name="gr23" draw:layer="layout" svg:width="1.912cm" svg:height="0.963cm" svg:x="13.688cm" svg:y="18.637cm">
          <draw:text-box>
            <text:p>0 1 0</text:p>
          </draw:text-box>
        </draw:frame>
        <draw:frame draw:style-name="gr1" draw:text-style-name="P6" draw:layer="layout" svg:width="2cm" svg:height="0.963cm" svg:x="11.888cm" svg:y="17.563cm">
          <draw:text-box>
            <text:p><text:span text:style-name="T5">N1 ⇒</text:span></text:p>
          </draw:text-box>
        </draw:frame>
        <draw:custom-shape draw:style-name="gr14" draw:text-style-name="P4" draw:layer="layout" svg:width="1.4cm" svg:height="0.8cm" svg:x="15.6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layer="layout" svg:width="1.912cm" svg:height="0.963cm" svg:x="21.088cm" svg:y="16.65cm">
          <draw:text-box>
            <text:p>0 1 0</text:p>
          </draw:text-box>
        </draw:frame>
        <draw:frame draw:style-name="gr23" draw:layer="layout" svg:width="1.912cm" svg:height="0.963cm" svg:x="21.088cm" svg:y="17.687cm">
          <draw:text-box>
            <text:p>0 0 0</text:p>
          </draw:text-box>
        </draw:frame>
        <draw:frame draw:style-name="gr23" draw:layer="layout" svg:width="1.912cm" svg:height="0.963cm" svg:x="21.088cm" svg:y="18.687cm">
          <draw:text-box>
            <text:p>0 0 0</text:p>
          </draw:text-box>
        </draw:frame>
        <draw:frame draw:style-name="gr24" draw:text-style-name="P6" draw:layer="layout" svg:width="3.888cm" svg:height="2.387cm" svg:x="17.4cm" svg:y="17.613cm">
          <draw:text-box>
            <text:p><text:span text:style-name="T5">N1^2 = N ⇒</text:span></text:p>
          </draw:text-box>
        </draw:frame>
        <draw:frame draw:style-name="gr23" draw:layer="layout" svg:width="1.912cm" svg:height="0.963cm" svg:x="25.4cm" svg:y="16.8cm">
          <draw:text-box>
            <text:p>0 0 0</text:p>
          </draw:text-box>
        </draw:frame>
        <draw:frame draw:style-name="gr23" draw:layer="layout" svg:width="1.912cm" svg:height="0.963cm" svg:x="25.4cm" svg:y="17.837cm">
          <draw:text-box>
            <text:p>0 0 0</text:p>
          </draw:text-box>
        </draw:frame>
        <draw:frame draw:style-name="gr23" draw:layer="layout" svg:width="1.912cm" svg:height="0.963cm" svg:x="25.4cm" svg:y="18.837cm">
          <draw:text-box>
            <text:p>0 0 0</text:p>
          </draw:text-box>
        </draw:frame>
        <draw:frame draw:style-name="gr7" draw:text-style-name="P6" draw:layer="layout" svg:width="2.6cm" svg:height="1.675cm" svg:x="23cm" svg:y="17.725cm">
          <draw:text-box>
            <text:p><text:span text:style-name="T5">N1^3 ⇒</text:span></text:p>
          </draw:text-box>
        </draw:frame>
        <draw:custom-shape draw:style-name="gr25" draw:text-style-name="P4" draw:layer="layout" svg:width="3.125cm" svg:height="1.2cm" draw:transform="rotate (-1.57079632679579) translate (5.8cm 17.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4" draw:layer="layout" svg:x1="10.4cm" svg:y1="16.2cm" svg:x2="5.8cm" svg:y2="18.325cm">
          <text:p/>
        </draw:line>
        <draw:frame draw:style-name="gr23" draw:layer="layout" svg:width="4.185cm" svg:height="0.886cm" svg:x="10.415cm" svg:y="15.714cm">
          <draw:text-box>
            <text:p>この関係必須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8" draw:text-style-name="P13" draw:layer="layout" svg:width="3.838cm" svg:height="0.963cm" svg:x="0.762cm" svg:y="1.237cm">
          <draw:text-box>
            <text:p><text:span text:style-name="T11">具体例</text:span><text:span text:style-name="T11">2</text:span></text:p>
          </draw:text-box>
        </draw:frame>
        <draw:frame draw:style-name="gr23" draw:layer="layout" svg:width="20.691cm" svg:height="0.963cm" svg:x="1.2cm" svg:y="2.4cm">
          <draw:text-box>
            <text:p>解答より、以下はべき零の平方根を持たない。これはr1=1,r2=1のパターン。</text:p>
          </draw:text-box>
        </draw:frame>
        <draw:frame draw:style-name="gr23" draw:layer="layout" svg:width="1.383cm" svg:height="0.963cm" svg:x="4.817cm" svg:y="4.2cm">
          <draw:text-box>
            <text:p>0 1</text:p>
          </draw:text-box>
        </draw:frame>
        <draw:frame draw:style-name="gr23" draw:layer="layout" svg:width="1.383cm" svg:height="0.963cm" svg:x="4.817cm" svg:y="5.237cm">
          <draw:text-box>
            <text:p>0 0</text:p>
          </draw:text-box>
        </draw:frame>
        <draw:frame draw:style-name="gr26" draw:text-style-name="P6" draw:layer="layout" svg:width="2cm" svg:height="1.126cm" svg:x="2.786cm" svg:y="4.8cm">
          <draw:text-box>
            <text:p><text:span text:style-name="T5">N ⇒</text:span></text:p>
          </draw:text-box>
        </draw:frame>
        <draw:frame draw:style-name="gr1" draw:text-style-name="P6" draw:layer="layout" svg:width="2cm" svg:height="0.963cm" svg:x="8.231cm" svg:y="4.637cm">
          <draw:text-box>
            <text:p><text:span text:style-name="T5">N ⇒</text:span></text:p>
          </draw:text-box>
        </draw:frame>
        <draw:frame draw:style-name="gr1" draw:text-style-name="P7" draw:layer="layout" svg:width="2cm" svg:height="0.963cm" svg:x="10.831cm" svg:y="5.737cm">
          <draw:text-box>
            <text:p><text:span text:style-name="T6">e1</text:span></text:p>
          </draw:text-box>
        </draw:frame>
        <draw:frame draw:style-name="gr1" draw:text-style-name="P7" draw:layer="layout" svg:width="2cm" svg:height="0.963cm" svg:x="10.831cm" svg:y="3.9cm">
          <draw:text-box>
            <text:p><text:span text:style-name="T6">e2</text:span></text:p>
          </draw:text-box>
        </draw:frame>
        <draw:rect draw:style-name="gr4" draw:text-style-name="P4" draw:layer="layout" svg:width="3cm" svg:height="0.963cm" svg:x="10.831cm" svg:y="5.7cm">
          <text:p/>
        </draw:rect>
        <draw:rect draw:style-name="gr4" draw:text-style-name="P4" draw:layer="layout" svg:width="3cm" svg:height="0.963cm" svg:x="10.831cm" svg:y="3.9cm">
          <text:p/>
        </draw:rect>
        <draw:rect draw:style-name="gr4" draw:text-style-name="P4" draw:layer="layout" svg:width="4cm" svg:height="3.6cm" svg:x="10.431cm" svg:y="3.4cm">
          <text:p/>
        </draw:rect>
        <draw:frame draw:style-name="gr23" draw:layer="layout" svg:width="1.383cm" svg:height="0.963cm" svg:x="4.631cm" svg:y="9cm">
          <draw:text-box>
            <text:p>a b</text:p>
          </draw:text-box>
        </draw:frame>
        <draw:frame draw:style-name="gr23" draw:layer="layout" svg:width="1.349cm" svg:height="0.963cm" svg:x="4.631cm" svg:y="10.037cm">
          <draw:text-box>
            <text:p>c d</text:p>
          </draw:text-box>
        </draw:frame>
        <draw:frame draw:style-name="gr26" draw:text-style-name="P6" draw:layer="layout" svg:width="2cm" svg:height="1.126cm" svg:x="2.6cm" svg:y="9.6cm">
          <draw:text-box>
            <text:p><text:span text:style-name="T5">N1 ⇒</text:span></text:p>
          </draw:text-box>
        </draw:frame>
        <draw:frame draw:style-name="gr23" draw:layer="layout" svg:width="6.294cm" svg:height="0.963cm" svg:x="2.4cm" svg:y="7.6cm">
          <draw:text-box>
            <text:p>以下で、N1を考える。</text:p>
          </draw:text-box>
        </draw:frame>
        <draw:frame draw:style-name="gr23" draw:layer="layout" svg:width="21.053cm" svg:height="5.793cm" svg:x="2.2cm" svg:y="11.2cm">
          <draw:text-box>
            <text:p>このとき、</text:p>
            <text:p>a^2+bc = 0</text:p>
            <text:p>b(a+d) = 1</text:p>
            <text:p>c(a+d) = 0</text:p>
            <text:p>bc+d^2=0</text:p>
            <text:p>となる。2行目から(a+d)は0でないので、3行目からc=0。すると1行目からa=0,</text:p>
            <text:p>4行目からd=0となるが、これらからは2行目を満たす解は出てこない。</text:p>
            <text:p>よって、解なし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29T12:56:00.97</meta:creation-date>
    <meta:editing-duration>PT1H56M20S</meta:editing-duration>
    <meta:editing-cycles>18</meta:editing-cycles>
    <dc:date>2021-09-01T06:04:54.29</dc:date>
    <meta:generator>OpenOffice/4.1.6$Win32 OpenOffice.org_project/416m1$Build-9790</meta:generator>
    <meta:document-statistic meta:object-count="268"/>
  </office:meta>
</office:document-meta>
</file>